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text-properties officeooo:rsid="001fca6f" officeooo:paragraph-rsid="001fc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viewer = S00</text:p>
      <text:p text:style-name="Text_20_body">S00: Could you briefly describe your teaching background before using the new teaching method?</text:p>
      <text:p text:style-name="Text_20_body">S01: I have been teaching at the university for about twelve years, mostly in undergraduate courses, and I have tried a few different teaching formats over time.</text:p>
      <text:p text:style-name="Text_20_body">S00: What motivated you to try this particular teaching method?</text:p>
      <text:p text:style-name="Text_20_body">S01: I was mainly interested in finding ways to make students more actively engage with the material, especially during larger lectures.</text:p>
      <text:p text:style-name="Text_20_body">S00: How did you integrate the method into your course?</text:p>
      <text:p text:style-name="Text_20_body">S01: I did not redesign the whole course but used the method in a few selected sessions where discussion and collaboration seemed most appropriate.</text:p>
      <text:p text:style-name="Text_20_body">S00: How did this affect your own teaching?</text:p>
      <text:p text:style-name="Text_20_body">S01: I felt that the sessions were more interactive, but they also required more preparation compared to my usual lecture format.</text:p>
      <text:p text:style-name="Text_20_body">S00: Did you observe any effects on student learning?</text:p>
      <text:p text:style-name="Text_20_body">S01: From my perspective, students seemed to understand the concepts better in those sessions, although I did not formally measure learning outcomes.</text:p>
      <text:p text:style-name="Text_20_body">S00: How did students participate during these sessions?</text:p>
      <text:p text:style-name="Text_20_body">S01: Participation increased for some students who usually stay quiet, but others still preferred not to speak up.</text:p>
      <text:p text:style-name="Text_20_body">S00: How manageable was the method in terms of workload and resources?</text:p>
      <text:p text:style-name="Text_20_body">S01: It was manageable overall, but I needed extra time to prepare materials and think through the activities in advance.</text:p>
      <text:p text:style-name="Text_20_body">S00: Do you plan to continue using this teaching method in the future?</text:p>
      <text:p text:style-name="Text_20_body">S01: I plan to keep using it, but probably only in certain parts of the course rather than everywher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cm" style:writing-mode="page"/>
      <style:text-properties style:use-window-font-color="true" loext:opacity="0%" style:font-name="Liberation Sans" fo:font-size="12pt" fo:language="de" fo:country="DE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nis Schulmeister-Zimolong</meta:initial-creator>
    <meta:creation-date>2026-01-12T04:06:10.913327854</meta:creation-date>
    <dc:date>2026-01-12T04:07:11.944629494</dc:date>
    <dc:creator>Dennis Schulmeister-Zimolong</dc:creator>
    <meta:editing-duration>PT1M2S</meta:editing-duration>
    <meta:editing-cycles>1</meta:editing-cycles>
    <meta:document-statistic meta:table-count="0" meta:image-count="0" meta:object-count="0" meta:page-count="1" meta:paragraph-count="17" meta:word-count="259" meta:character-count="1580" meta:non-whitespace-character-count="1338"/>
    <meta:generator>LibreOffice/25.2.7.2$Linux_X86_64 LibreOffice_project/520$Build-2</meta:generator>
  </office:meta>
</office:document-meta>
</file>